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color="#2a6099" loext:opacity="100%" fo:font-size="22pt" style:font-size-asian="22pt" style:font-size-complex="22pt"/>
    </style:style>
    <style:style style:name="P2" style:family="paragraph" style:parent-style-name="Text_20_body">
      <style:text-properties fo:background-color="#ffff00"/>
    </style:style>
    <style:style style:name="P3" style:family="paragraph" style:parent-style-name="Text_20_body">
      <style:paragraph-properties fo:margin-top="0cm" fo:margin-bottom="0cm" style:contextual-spacing="false"/>
      <style:text-properties officeooo:paragraph-rsid="000bd4c9"/>
    </style:style>
    <style:style style:name="P4" style:family="paragraph" style:parent-style-name="Text_20_body">
      <style:text-properties officeooo:paragraph-rsid="000bd4c9"/>
    </style:style>
    <style:style style:name="P5" style:family="paragraph" style:parent-style-name="Text_20_body">
      <style:text-properties officeooo:paragraph-rsid="0006b58d"/>
    </style:style>
    <style:style style:name="P6" style:family="paragraph" style:parent-style-name="Text_20_body">
      <style:text-properties officeooo:rsid="000aa1b0" officeooo:paragraph-rsid="000aa1b0"/>
    </style:style>
    <style:style style:name="P7" style:family="paragraph" style:parent-style-name="Text_20_body" style:list-style-name="L1"/>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6">
      <style:text-properties fo:background-color="#ffff00"/>
    </style:style>
    <style:style style:name="P17" style:family="paragraph" style:parent-style-name="Text_20_body" style:list-style-name="L7"/>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text-properties officeooo:paragraph-rsid="000bd4c9"/>
    </style:style>
    <style:style style:name="P20" style:family="paragraph" style:parent-style-name="Text_20_body" style:list-style-name="L8"/>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T1" style:family="text">
      <style:text-properties fo:background-color="#ffff00" loext:char-shading-value="0"/>
    </style:style>
    <style:style style:name="T2" style:family="text">
      <style:text-properties fo:font-size="20pt" style:font-size-asian="20pt" style:font-size-complex="20pt"/>
    </style:style>
    <style:style style:name="T3" style:family="text">
      <style:text-properties fo:font-size="20pt" officeooo:rsid="000bd4c9" style:font-size-asian="20pt" style:font-size-complex="20pt"/>
    </style:style>
    <style:style style:name="T4" style:family="text">
      <style:text-properties fo:font-size="20pt" officeooo:rsid="00103ff6" style:font-size-asian="20pt" style:font-size-complex="20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Documentation du Projet</text:h>
      <text:h text:style-name="Heading_20_2" text:outline-level="2">Introduction</text:h>
      <text:p text:style-name="Text_20_body">Voici un récapitulatif des étapes et des progrès réalisés sur notre projet jusqu'à présent.</text:p>
      <text:p text:style-name="Text_20_body"/>
      <text:p text:style-name="P5">***** Le projet inclut la gestion des contrôleurs (Controllers), des modèles (Models) et du contexte de données (Data), avec la mise en place des opérations CRUD (Create, Read, Update, Delete) sur une base de données.</text:p>
      <text:h text:style-name="Heading_20_2" text:outline-level="2">Étapes Réalisées</text:h>
      <text:h text:style-name="Heading_20_3" text:outline-level="3">1. Modèles (Models)</text:h>
      <text:p text:style-name="Text_20_body">J'ai défini les classes de modèles représentant les différentes entités de notre application :</text:p>
      <text:list xml:id="list2135540850" text:style-name="L1">
        <text:list-item>
          <text:p text:style-name="P8">Agent</text:p>
        </text:list-item>
        <text:list-item>
          <text:p text:style-name="P8">Candidate</text:p>
        </text:list-item>
        <text:list-item>
          <text:p text:style-name="P8">Technology</text:p>
        </text:list-item>
        <text:list-item>
          <text:p text:style-name="P8">Question</text:p>
        </text:list-item>
        <text:list-item>
          <text:p text:style-name="P8">AnswerOption</text:p>
        </text:list-item>
        <text:list-item>
          <text:p text:style-name="P8">Quiz</text:p>
        </text:list-item>
        <text:list-item>
          <text:p text:style-name="P8">QuizQuestion</text:p>
        </text:list-item>
        <text:list-item>
          <text:p text:style-name="P7">ExperienceLevel</text:p>
        </text:list-item>
      </text:list>
      <text:h text:style-name="Heading_20_3" text:outline-level="3">2. Contexte de Données (Data/ApplicationDbContext)</text:h>
      <text:p text:style-name="Text_20_body">J'ai configuré le contexte de données pour inclure des propriétés permettant à Entity Framework Core d'interagir avec la base de données.</text:p>
      <text:h text:style-name="Heading_20_3" text:outline-level="3">3. Contrôleurs (Controllers)</text:h>
      <text:p text:style-name="Text_20_body">J'ai créé des contrôleurs pour chaque entité, comprenant des méthodes pour effectuer des opérations CRUD.</text:p>
      <text:h text:style-name="Heading_20_3" text:outline-level="3">4. Base de Données</text:h>
      <text:p text:style-name="Text_20_body">Avec Entity Framework Core, je peux générer et interagir avec une base de données SQL Server en utilisant des migrations.</text:p>
      <text:h text:style-name="Heading_20_2" text:outline-level="2">**Ajout des Données de Test (Seed Data)</text:h>
      <text:p text:style-name="Text_20_body">Pour ajouter des données de test à notre base de données lors de la création ou de la mise à jour de la base de données, j'ai configuré le seeding des données dans notre contexte de base de données.</text:p>
      <text:h text:style-name="Heading_20_3" text:outline-level="3">Étapes pour Ajouter les Données de Test</text:h>
      <text:list xml:id="list4161544889" text:style-name="L2">
        <text:list-item>
          <text:p text:style-name="P10">J'ai ouvert le fichier <text:span text:style-name="Source_20_Text">ApplicationDbContext</text:span>.</text:p>
        </text:list-item>
        <text:list-item>
          <text:p text:style-name="P9"><text:soft-page-break/>J'ai ajouté les données de test dans la méthode de configuration de notre contexte de données.</text:p>
        </text:list-item>
      </text:list>
      <text:p text:style-name="P6">28/06/2024</text:p>
      <text:list xml:id="list1495346999" text:style-name="L3">
        <text:list-item>
          <text:p text:style-name="P11"><text:span text:style-name="Strong_20_Emphasis"><text:span text:style-name="T1">Création de la Page de Connexion (Login)</text:span></text:span><text:span text:style-name="T1"> :</text:span></text:p>
        </text:list-item>
      </text:list>
      <text:list xml:id="list2938802729" text:style-name="L4">
        <text:list-item>
          <text:p text:style-name="P13"><text:span text:style-name="T1">Utilisez la commande </text:span><text:span text:style-name="Source_20_Text"><text:span text:style-name="T1">dotnet aspnet-codegenerator</text:span></text:span><text:span text:style-name="T1"> pour générer les pages d'identité, y compris la page de connexion (</text:span><text:span text:style-name="Source_20_Text"><text:span text:style-name="T1">Login</text:span></text:span><text:span text:style-name="T1">).</text:span></text:p>
        </text:list-item>
        <text:list-item>
          <text:p text:style-name="P12"><text:span text:style-name="T1">Ajoutez les fichiers générés pour </text:span><text:span text:style-name="Source_20_Text"><text:span text:style-name="T1">Login.cshtml</text:span></text:span><text:span text:style-name="T1"> et </text:span><text:span text:style-name="Source_20_Text"><text:span text:style-name="T1">Login.cshtml.cs</text:span></text:span><text:span text:style-name="T1"> sous le dossier </text:span><text:span text:style-name="Source_20_Text"><text:span text:style-name="T1">Pages/Account</text:span></text:span><text:span text:style-name="T1">.</text:span></text:p>
        </text:list-item>
      </text:list>
      <text:list xml:id="list2219367631" text:style-name="L5">
        <text:list-item>
          <text:p text:style-name="P14"><text:span text:style-name="Strong_20_Emphasis"><text:span text:style-name="T1">Ajout de Liens de Navigation pour la Connexion</text:span></text:span><text:span text:style-name="T1"> :</text:span></text:p>
        </text:list-item>
      </text:list>
      <text:list xml:id="list1013315917" text:style-name="L6">
        <text:list-item>
          <text:p text:style-name="P15"><text:span text:style-name="T1">Ouvrez le fichier </text:span><text:span text:style-name="Source_20_Text"><text:span text:style-name="T1">_Layout.cshtml</text:span></text:span><text:span text:style-name="T1"> situé dans le dossier </text:span><text:span text:style-name="Source_20_Text"><text:span text:style-name="T1">Pages/Shared</text:span></text:span><text:span text:style-name="T1">.</text:span></text:p>
        </text:list-item>
        <text:list-item>
          <text:p text:style-name="P16">Ajoutez des liens de navigation pour la page de connexion dans la barre de navigation de votre site.</text:p>
        </text:list-item>
      </text:list>
      <text:p text:style-name="P2"/>
      <text:h text:style-name="Heading_20_2" text:outline-level="2"/>
      <text:p text:style-name="P4"><text:span text:style-name="Strong_20_Emphasis"><text:span text:style-name="T2">**Création des Vues </text:span></text:span><text:span text:style-name="Strong_20_Emphasis"><text:span text:style-name="T4">pour tester le</text:span></text:span><text:span text:style-name="Strong_20_Emphasis"><text:span text:style-name="T3"> CRUD pour les agents</text:span></text:span></text:p>
      <text:list xml:id="list894028640" text:style-name="L7">
        <text:list-item>
          <text:list>
            <text:list-item>
              <text:p text:style-name="P18">J'ai créé les vues nécessaires pour chaque opération :</text:p>
              <text:list>
                <text:list-item>
                  <text:p text:style-name="P18"><text:span text:style-name="Strong_20_Emphasis">Index.cshtml</text:span> : Affiche la liste des agents avec des liens vers les actions <text:span text:style-name="Source_20_Text">Create</text:span>, <text:span text:style-name="Source_20_Text">Edit</text:span>, <text:span text:style-name="Source_20_Text">Details</text:span> et <text:span text:style-name="Source_20_Text">Delete</text:span>.</text:p>
                </text:list-item>
                <text:list-item>
                  <text:p text:style-name="P18"><text:span text:style-name="Strong_20_Emphasis">Create.cshtml</text:span> : Formulaire pour créer un nouvel agent.</text:p>
                </text:list-item>
                <text:list-item>
                  <text:p text:style-name="P18"><text:span text:style-name="Strong_20_Emphasis">Edit.cshtml</text:span> : Formulaire pour modifier un agent existant.</text:p>
                </text:list-item>
                <text:list-item>
                  <text:p text:style-name="P18"><text:span text:style-name="Strong_20_Emphasis">Delete.cshtml</text:span> : Page de confirmation pour supprimer un agent.</text:p>
                </text:list-item>
                <text:list-item>
                  <text:p text:style-name="P19"><text:span text:style-name="Strong_20_Emphasis">Details.cshtml</text:span> : Affiche les détails d'un agent spécifique.</text:p>
                </text:list-item>
              </text:list>
            </text:list-item>
          </text:list>
        </text:list-item>
      </text:list>
      <text:p text:style-name="P3"><text:span text:style-name="Strong_20_Emphasis"><text:span text:style-name="T1">Tests des Actions CRUD</text:span></text:span></text:p>
      <text:list xml:id="list181913203385153" text:continue-numbering="true" text:style-name="L7">
        <text:list-item>
          <text:list>
            <text:list-item>
              <text:p text:style-name="P18">J'ai testé chaque action pour m'assurer de leur bon fonctionnement :</text:p>
              <text:list>
                <text:list-item>
                  <text:p text:style-name="P18"><text:span text:style-name="Strong_20_Emphasis">Create</text:span> : J'ai accédé à la page de création, rempli le formulaire et ajouté un nouvel agent.</text:p>
                </text:list-item>
                <text:list-item>
                  <text:p text:style-name="P18"><text:span text:style-name="Strong_20_Emphasis">Details</text:span> : J'ai consulté la page de détails pour un agent spécifique pour voir ses informations détaillées.</text:p>
                </text:list-item>
                <text:list-item>
                  <text:p text:style-name="P18"><text:span text:style-name="Strong_20_Emphasis">Edit</text:span> : J'ai modifié les informations d'un agent existant via la page d'édition et mis à jour ses informations.</text:p>
                </text:list-item>
                <text:list-item>
                  <text:p text:style-name="P17"><text:span text:style-name="Strong_20_Emphasis">Delete</text:span> : J'ai supprimé un agent via la page de confirmation de suppression.</text:p>
                </text:list-item>
              </text:list>
            </text:list-item>
          </text:list>
        </text:list-item>
      </text:list>
      <text:p text:style-name="Text_20_body"><text:span text:style-name="Strong_20_Emphasis"><text:span text:style-name="T1">Implémentation de l'Authentification</text:span></text:span></text:p>
      <text:list xml:id="list2709758018" text:style-name="L8">
        <text:list-item>
          <text:p text:style-name="P21">J'ai ajouté la fonctionnalité d'authentification pour permettre aux utilisateurs de se connecter et de se déconnecter.</text:p>
        </text:list-item>
        <text:list-item>
          <text:p text:style-name="P20">J'ai utilisé les outils ASP.NET Core Identity pour configurer l'authentification.</text:p>
        </text:list-item>
      </text:list>
      <text:list xml:id="list3389108245" text:style-name="L9">
        <text:list-item>
          <text:p text:style-name="P22"><text:span text:style-name="Strong_20_Emphasis">Création des Vues pour l'Authentification</text:span></text:p>
        </text:list-item>
      </text:list>
      <text:list xml:id="list87922619" text:style-name="L10">
        <text:list-item>
          <text:p text:style-name="P24"><text:soft-page-break/>J'ai créé les vues nécessaires pour l'authentification :</text:p>
          <text:list>
            <text:list-item>
              <text:p text:style-name="P24"><text:span text:style-name="Strong_20_Emphasis">Login.cshtml</text:span> : Formulaire pour que les utilisateurs puissent se connecter.</text:p>
            </text:list-item>
            <text:list-item>
              <text:p text:style-name="P24"><text:span text:style-name="Strong_20_Emphasis">Register.cshtml</text:span> : Formulaire pour que les nouveaux utilisateurs puissent s'inscrire.</text:p>
            </text:list-item>
            <text:list-item>
              <text:p text:style-name="P23"><text:span text:style-name="Strong_20_Emphasis">Logout.cshtml</text:span> : Vue pour gérer la déconnexion des utilisateurs.</text:p>
            </text:list-item>
          </text:list>
        </text:list-item>
      </text:list>
      <text:p text:style-name="Text_20_body"/>
      <text:h text:style-name="Heading_20_4" text:outline-level="4">Conclusion</text:h>
      <text:p text:style-name="Text_20_body">Les opérations CRUD pour les agents ont été mises en œuvre et testées avec succès. Chaque action fonctionne comme prévu, et les données sont correctement redirigées et mises à jour dans l'applicatio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6-26T20:44:43.599000000</meta:creation-date>
    <dc:date>2024-07-03T18:19:04.396000000</dc:date>
    <meta:editing-duration>PT12M4S</meta:editing-duration>
    <meta:editing-cycles>5</meta:editing-cycles>
    <meta:generator>LibreOffice/7.3.3.2$Windows_X86_64 LibreOffice_project/d1d0ea68f081ee2800a922cac8f79445e4603348</meta:generator>
    <meta:document-statistic meta:table-count="0" meta:image-count="0" meta:object-count="0" meta:page-count="3" meta:paragraph-count="56" meta:word-count="585" meta:character-count="3625" meta:non-whitespace-character-count="3130"/>
  </office:meta>
</office:document-meta>
</file>